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761cm"/>
    </style:style>
    <style:style style:name="co3" style:family="table-column">
      <style:table-column-properties fo:break-before="auto" style:column-width="4.302cm"/>
    </style:style>
    <style:style style:name="co4" style:family="table-column">
      <style:table-column-properties fo:break-before="auto" style:column-width="10.7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row table:style-name="ro1" table:number-rows-repeated="4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Part</text:p>
          </table:table-cell>
          <table:table-cell table:style-name="Default" office:value-type="string" calcext:value-type="string">
            <text:p>MPN</text:p>
          </table:table-cell>
          <table:table-cell office:value-type="string" calcext:value-type="string">
            <text:p>FarnellPartNo</text:p>
          </table:table-cell>
          <table:table-cell/>
          <table:table-cell office:value-type="string" calcext:value-type="string">
            <text:p>Datasheet</text:p>
          </table:table-cell>
          <table:table-cell table:style-name="Default" office:value-type="string" calcext:value-type="string">
            <text:p>CostExVA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MinQty</text:p>
          </table:table-cell>
          <table:table-cell table:style-name="Default" office:value-type="string" calcext:value-type="string">
            <text:p>Tot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C-DC converter</text:p>
          </table:table-cell>
          <table:table-cell office:value-type="string" calcext:value-type="string">
            <text:p>MPWF1212S-3W</text:p>
          </table:table-cell>
          <table:table-cell office:value-type="float" office:value="3652712" calcext:value-type="float">
            <text:p>3652712</text:p>
          </table:table-cell>
          <table:table-cell/>
          <table:table-cell office:value-type="string" calcext:value-type="string">
            <text:p>https://www.farnell.com/datasheets/3195172.pdf</text:p>
          </table:table-cell>
          <table:table-cell office:value-type="currency" office:currency="GBP" office:value="4.61" calcext:value-type="currency">
            <text:p>£4.6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I6]*MAX([.J6];[.K6])" office:value-type="currency" office:currency="GBP" office:value="4.61" calcext:value-type="currency">
            <text:p>£4.6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wer resistor</text:p>
          </table:table-cell>
          <table:table-cell office:value-type="string" calcext:value-type="string">
            <text:p>HSA50680RJ</text:p>
          </table:table-cell>
          <table:table-cell office:value-type="float" office:value="2058970" calcext:value-type="float">
            <text:p>2058970</text:p>
          </table:table-cell>
          <table:table-cell/>
          <table:table-cell office:value-type="string" calcext:value-type="string">
            <text:p>https://www.farnell.com/datasheets/1498243.pdf</text:p>
          </table:table-cell>
          <table:table-cell office:value-type="currency" office:currency="GBP" office:value="4.07" calcext:value-type="currency">
            <text:p>£4.0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I7]*MAX([.J7];[.K7])" office:value-type="currency" office:currency="GBP" office:value="4.07" calcext:value-type="currency">
            <text:p>£4.0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useholder clip</text:p>
          </table:table-cell>
          <table:table-cell office:value-type="float" office:value="8040.0001" calcext:value-type="float">
            <text:p>8040.0001</text:p>
          </table:table-cell>
          <table:table-cell office:value-type="float" office:value="1829517" calcext:value-type="float">
            <text:p>1829517</text:p>
          </table:table-cell>
          <table:table-cell/>
          <table:table-cell office:value-type="string" calcext:value-type="string">
            <text:p>https://www.farnell.com/datasheets/2349362.pdf</text:p>
          </table:table-cell>
          <table:table-cell office:value-type="currency" office:currency="GBP" office:value="0.894" calcext:value-type="currency">
            <text:p>£0.8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I8]*MAX([.J8];[.K8])" office:value-type="currency" office:currency="GBP" office:value="8.94" calcext:value-type="currency">
            <text:p>£8.9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use</text:p>
          </table:table-cell>
          <table:table-cell office:value-type="string" calcext:value-type="string">
            <text:p>70-125-40/2A</text:p>
          </table:table-cell>
          <table:table-cell office:value-type="float" office:value="1175103" calcext:value-type="float">
            <text:p>1175103</text:p>
          </table:table-cell>
          <table:table-cell/>
          <table:table-cell office:value-type="string" calcext:value-type="string">
            <text:p>https://www.farnell.com/datasheets/54183.pdf</text:p>
          </table:table-cell>
          <table:table-cell office:value-type="currency" office:currency="GBP" office:value="3.27" calcext:value-type="currency">
            <text:p>£3.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I9]*MAX([.J9];[.K9])" office:value-type="currency" office:currency="GBP" office:value="3.27" calcext:value-type="currency">
            <text:p>£3.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ptocoupler</text:p>
          </table:table-cell>
          <table:table-cell office:value-type="float" office:value="140817141410" calcext:value-type="float">
            <text:p>140817141410</text:p>
          </table:table-cell>
          <table:table-cell office:value-type="float" office:value="3619675" calcext:value-type="float">
            <text:p>3619675</text:p>
          </table:table-cell>
          <table:table-cell/>
          <table:table-cell office:value-type="string" calcext:value-type="string">
            <text:p>https://www.farnell.com/datasheets/3177005.pdf</text:p>
          </table:table-cell>
          <table:table-cell office:value-type="currency" office:currency="GBP" office:value="0.22" calcext:value-type="currency">
            <text:p>£0.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I10]*MAX([.J10];[.K10])" office:value-type="currency" office:currency="GBP" office:value="0.44" calcext:value-type="currency">
            <text:p>£0.4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mall relays</text:p>
          </table:table-cell>
          <table:table-cell office:value-type="string" calcext:value-type="string">
            <text:p>G5Q-1EU DC12</text:p>
          </table:table-cell>
          <table:table-cell office:value-type="float" office:value="4446434" calcext:value-type="float">
            <text:p>4446434</text:p>
          </table:table-cell>
          <table:table-cell/>
          <table:table-cell office:value-type="string" calcext:value-type="string">
            <text:p>https://www.farnell.com/datasheets/2182433.pdf</text:p>
          </table:table-cell>
          <table:table-cell office:value-type="currency" office:currency="GBP" office:value="1.28" calcext:value-type="currency">
            <text:p>£1.2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I11]*MAX([.J11];[.K11])" office:value-type="currency" office:currency="GBP" office:value="1.28" calcext:value-type="currency">
            <text:p>£1.2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u</text:p>
          </table:table-cell>
          <table:table-cell office:value-type="string" calcext:value-type="string">
            <text:p>MCGPR50V106M5X11</text:p>
          </table:table-cell>
          <table:table-cell office:value-type="float" office:value="9451382" calcext:value-type="float">
            <text:p>9451382</text:p>
          </table:table-cell>
          <table:table-cell/>
          <table:table-cell office:value-type="string" calcext:value-type="string">
            <text:p>https://www.farnell.com/datasheets/2861351.pdf</text:p>
          </table:table-cell>
          <table:table-cell office:value-type="currency" office:currency="GBP" office:value="0.05" calcext:value-type="currency">
            <text:p>£0.0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I12]*MAX([.J12];[.K12])" office:value-type="currency" office:currency="GBP" office:value="0.05" calcext:value-type="currency">
            <text:p>£0.0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.3u</text:p>
          </table:table-cell>
          <table:table-cell office:value-type="string" calcext:value-type="string">
            <text:p>MCGPR50V335M5X11</text:p>
          </table:table-cell>
          <table:table-cell office:value-type="float" office:value="1902898" calcext:value-type="float">
            <text:p>1902898</text:p>
          </table:table-cell>
          <table:table-cell/>
          <table:table-cell office:value-type="string" calcext:value-type="string">
            <text:p>https://www.farnell.com/datasheets/2861351.pdf</text:p>
          </table:table-cell>
          <table:table-cell office:value-type="currency" office:currency="GBP" office:value="0.05" calcext:value-type="currency">
            <text:p>£0.0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I13]*MAX([.J13];[.K13])" office:value-type="currency" office:currency="GBP" office:value="0.05" calcext:value-type="currency">
            <text:p>£0.0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.7u</text:p>
          </table:table-cell>
          <table:table-cell office:value-type="string" calcext:value-type="string">
            <text:p>MCGPR50V475M5X11</text:p>
          </table:table-cell>
          <table:table-cell office:value-type="float" office:value="9451374" calcext:value-type="float">
            <text:p>9451374</text:p>
          </table:table-cell>
          <table:table-cell/>
          <table:table-cell office:value-type="string" calcext:value-type="string">
            <text:p>https://www.farnell.com/datasheets/2861351.pdf</text:p>
          </table:table-cell>
          <table:table-cell office:value-type="currency" office:currency="GBP" office:value="0.05" calcext:value-type="currency">
            <text:p>£0.0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I14]*MAX([.J14];[.K14])" office:value-type="currency" office:currency="GBP" office:value="0.05" calcext:value-type="currency">
            <text:p>£0.0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u</text:p>
          </table:table-cell>
          <table:table-cell office:value-type="string" calcext:value-type="string">
            <text:p>MCGPR25V226M5X11</text:p>
          </table:table-cell>
          <table:table-cell office:value-type="float" office:value="9451161" calcext:value-type="float">
            <text:p>9451161</text:p>
          </table:table-cell>
          <table:table-cell/>
          <table:table-cell office:value-type="string" calcext:value-type="string">
            <text:p>https://www.farnell.com/datasheets/2861351.pdf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I15]*MAX([.J15];[.K15])" office:value-type="currency" office:currency="GBP" office:value="0.1" calcext:value-type="currency">
            <text:p>£0.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0u</text:p>
          </table:table-cell>
          <table:table-cell office:value-type="string" calcext:value-type="string">
            <text:p>MCGPR25V107M6.3X11</text:p>
          </table:table-cell>
          <table:table-cell office:value-type="float" office:value="9451188" calcext:value-type="float">
            <text:p>9451188</text:p>
          </table:table-cell>
          <table:table-cell/>
          <table:table-cell office:value-type="string" calcext:value-type="string">
            <text:p>https://www.farnell.com/datasheets/2861351.pdf</text:p>
          </table:table-cell>
          <table:table-cell office:value-type="currency" office:currency="GBP" office:value="0.09" calcext:value-type="currency">
            <text:p>£0.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I16]*MAX([.J16];[.K16])" office:value-type="currency" office:currency="GBP" office:value="0.27" calcext:value-type="currency">
            <text:p>£0.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0n</text:p>
          </table:table-cell>
          <table:table-cell office:value-type="string" calcext:value-type="string">
            <text:p>MC0603B104K500CT</text:p>
          </table:table-cell>
          <table:table-cell office:value-type="float" office:value="1759122" calcext:value-type="float">
            <text:p>1759122</text:p>
          </table:table-cell>
          <table:table-cell/>
          <table:table-cell office:value-type="string" calcext:value-type="string">
            <text:p>https://www.farnell.com/datasheets/2860632.pdf</text:p>
          </table:table-cell>
          <table:table-cell office:value-type="currency" office:currency="GBP" office:value="0.03" calcext:value-type="currency">
            <text:p>£0.0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I17]*MAX([.J17];[.K17])" office:value-type="currency" office:currency="GBP" office:value="0.3" calcext:value-type="currency">
            <text:p>£0.3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ode</text:p>
          </table:table-cell>
          <table:table-cell office:value-type="string" calcext:value-type="string">
            <text:p>SS14+</text:p>
          </table:table-cell>
          <table:table-cell office:value-type="float" office:value="2675133" calcext:value-type="float">
            <text:p>2675133</text:p>
          </table:table-cell>
          <table:table-cell/>
          <table:table-cell office:value-type="string" calcext:value-type="string">
            <text:p>https://www.farnell.com/datasheets/2861407.pdf</text:p>
          </table:table-cell>
          <table:table-cell office:value-type="currency" office:currency="GBP" office:value="0.141" calcext:value-type="currency">
            <text:p>£0.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I18]*MAX([.J18];[.K18])" office:value-type="currency" office:currency="GBP" office:value="0.705" calcext:value-type="currency">
            <text:p>£0.7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ode</text:p>
          </table:table-cell>
          <table:table-cell office:value-type="string" calcext:value-type="string">
            <text:p>BAT54WFILM</text:p>
          </table:table-cell>
          <table:table-cell office:value-type="float" office:value="3214563" calcext:value-type="float">
            <text:p>3214563</text:p>
          </table:table-cell>
          <table:table-cell/>
          <table:table-cell office:value-type="string" calcext:value-type="string">
            <text:p>https://www.farnell.com/datasheets/2124315.pdf</text:p>
          </table:table-cell>
          <table:table-cell office:value-type="currency" office:currency="GBP" office:value="0.37" calcext:value-type="currency">
            <text:p>£0.3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I19]*MAX([.J19];[.K19])" office:value-type="currency" office:currency="GBP" office:value="2.59" calcext:value-type="currency">
            <text:p>£2.5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d LED</text:p>
          </table:table-cell>
          <table:table-cell office:value-type="string" calcext:value-type="string">
            <text:p>MP008277</text:p>
          </table:table-cell>
          <table:table-cell office:value-type="float" office:value="3796306" calcext:value-type="float">
            <text:p>3796306</text:p>
          </table:table-cell>
          <table:table-cell/>
          <table:table-cell office:value-type="string" calcext:value-type="string">
            <text:p>https://www.farnell.com/datasheets/3497874.pdf</text:p>
          </table:table-cell>
          <table:table-cell office:value-type="currency" office:currency="GBP" office:value="0.073" calcext:value-type="currency">
            <text:p>£0.0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I20]*MAX([.J20];[.K20])" office:value-type="currency" office:currency="GBP" office:value="0.365" calcext:value-type="currency">
            <text:p>£0.3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een LED</text:p>
          </table:table-cell>
          <table:table-cell office:value-type="string" calcext:value-type="string">
            <text:p>MC011367</text:p>
          </table:table-cell>
          <table:table-cell office:value-type="float" office:value="3015160" calcext:value-type="float">
            <text:p>3015160</text:p>
          </table:table-cell>
          <table:table-cell/>
          <table:table-cell office:value-type="string" calcext:value-type="string">
            <text:p>https://www.farnell.com/datasheets/2864184.pdf</text:p>
          </table:table-cell>
          <table:table-cell office:value-type="currency" office:currency="GBP" office:value="0.026" calcext:value-type="currency">
            <text:p>£0.03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I21]*MAX([.J21];[.K21])" office:value-type="currency" office:currency="GBP" office:value="0.13" calcext:value-type="currency">
            <text:p>£0.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JT</text:p>
          </table:table-cell>
          <table:table-cell office:value-type="string" calcext:value-type="string">
            <text:p>BC856A</text:p>
          </table:table-cell>
          <table:table-cell office:value-type="float" office:value="1798064" calcext:value-type="float">
            <text:p>1798064</text:p>
          </table:table-cell>
          <table:table-cell/>
          <table:table-cell office:value-type="string" calcext:value-type="string">
            <text:p>https://www.farnell.com/datasheets/2915414.pdf</text:p>
          </table:table-cell>
          <table:table-cell office:value-type="currency" office:currency="GBP" office:value="0.086" calcext:value-type="currency">
            <text:p>£0.0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I22]*MAX([.J22];[.K22])" office:value-type="currency" office:currency="GBP" office:value="0.43" calcext:value-type="currency">
            <text:p>£0.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SFETs</text:p>
          </table:table-cell>
          <table:table-cell office:value-type="string" calcext:value-type="string">
            <text:p>XP262N7002TR-G</text:p>
          </table:table-cell>
          <table:table-cell office:value-type="float" office:value="3534793" calcext:value-type="float">
            <text:p>3534793</text:p>
          </table:table-cell>
          <table:table-cell/>
          <table:table-cell office:value-type="string" calcext:value-type="string">
            <text:p>https://www.farnell.com/datasheets/3118352.pdf</text:p>
          </table:table-cell>
          <table:table-cell office:value-type="currency" office:currency="GBP" office:value="0.157" calcext:value-type="currency">
            <text:p>£0.1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I23]*MAX([.J23];[.K23])" office:value-type="currency" office:currency="GBP" office:value="0.785" calcext:value-type="currency">
            <text:p>£0.7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MCWR06X1001FTL</text:p>
          </table:table-cell>
          <table:table-cell office:value-type="float" office:value="2447272" calcext:value-type="float">
            <text:p>2447272</text:p>
          </table:table-cell>
          <table:table-cell/>
          <table:table-cell office:value-type="string" calcext:value-type="string">
            <text:p>https://www.farnell.com/datasheets/2860681.pdf</text:p>
          </table:table-cell>
          <table:table-cell office:value-type="currency" office:currency="GBP" office:value="0.0044" calcext:value-type="currency">
            <text:p>£0.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I24]*MAX([.J24];[.K24])" office:value-type="currency" office:currency="GBP" office:value="0.044" calcext:value-type="currency">
            <text:p>£0.0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k</text:p>
          </table:table-cell>
          <table:table-cell office:value-type="string" calcext:value-type="string">
            <text:p>WF06P1002FTL</text:p>
          </table:table-cell>
          <table:table-cell office:value-type="float" office:value="2502802" calcext:value-type="float">
            <text:p>2502802</text:p>
          </table:table-cell>
          <table:table-cell/>
          <table:table-cell office:value-type="string" calcext:value-type="string">
            <text:p>https://www.farnell.com/datasheets/1960323.pdf</text:p>
          </table:table-cell>
          <table:table-cell office:value-type="currency" office:currency="GBP" office:value="0.0048" calcext:value-type="currency">
            <text:p>£0.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I25]*MAX([.J25];[.K25])" office:value-type="currency" office:currency="GBP" office:value="0.048" calcext:value-type="currency">
            <text:p>£0.0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3k</text:p>
          </table:table-cell>
          <table:table-cell office:value-type="string" calcext:value-type="string">
            <text:p>ERA3VRB3302V</text:p>
          </table:table-cell>
          <table:table-cell office:value-type="float" office:value="3602666" calcext:value-type="float">
            <text:p>3602666</text:p>
          </table:table-cell>
          <table:table-cell/>
          <table:table-cell office:value-type="string" calcext:value-type="string">
            <text:p>https://www.farnell.com/datasheets/3170174.pdf</text:p>
          </table:table-cell>
          <table:table-cell office:value-type="currency" office:currency="GBP" office:value="0.443" calcext:value-type="currency">
            <text:p>£0.4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I26]*MAX([.J26];[.K26])" office:value-type="currency" office:currency="GBP" office:value="4.43" calcext:value-type="currency">
            <text:p>£4.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20k</text:p>
          </table:table-cell>
          <table:table-cell office:value-type="string" calcext:value-type="string">
            <text:p>WF06R1203BTL</text:p>
          </table:table-cell>
          <table:table-cell office:value-type="float" office:value="2502927" calcext:value-type="float">
            <text:p>2502927</text:p>
          </table:table-cell>
          <table:table-cell/>
          <table:table-cell office:value-type="string" calcext:value-type="string">
            <text:p>https://www.farnell.com/datasheets/2341551.pdf</text:p>
          </table:table-cell>
          <table:table-cell office:value-type="currency" office:currency="GBP" office:value="0.0591" calcext:value-type="currency">
            <text:p>£0.0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I27]*MAX([.J27];[.K27])" office:value-type="currency" office:currency="GBP" office:value="0.591" calcext:value-type="currency">
            <text:p>£0.5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.5k</text:p>
          </table:table-cell>
          <table:table-cell office:value-type="string" calcext:value-type="string">
            <text:p>WF06U1501BTL</text:p>
          </table:table-cell>
          <table:table-cell office:value-type="float" office:value="2502942" calcext:value-type="float">
            <text:p>2502942</text:p>
          </table:table-cell>
          <table:table-cell/>
          <table:table-cell office:value-type="string" calcext:value-type="string">
            <text:p>https://www.farnell.com/datasheets/2341550.pdf</text:p>
          </table:table-cell>
          <table:table-cell office:value-type="currency" office:currency="GBP" office:value="0.0688" calcext:value-type="currency">
            <text:p>£0.0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I28]*MAX([.J28];[.K28])" office:value-type="currency" office:currency="GBP" office:value="0.688" calcext:value-type="currency">
            <text:p>£0.6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0k</text:p>
          </table:table-cell>
          <table:table-cell office:value-type="string" calcext:value-type="string">
            <text:p>CPF-A-0603B30KE1</text:p>
          </table:table-cell>
          <table:table-cell office:value-type="float" office:value="2483916" calcext:value-type="float">
            <text:p>2483916</text:p>
          </table:table-cell>
          <table:table-cell/>
          <table:table-cell office:value-type="string" calcext:value-type="string">
            <text:p>https://www.farnell.com/datasheets/1935020.pdf</text:p>
          </table:table-cell>
          <table:table-cell office:value-type="currency" office:currency="GBP" office:value="0.333" calcext:value-type="currency">
            <text:p>£0.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I29]*MAX([.J29];[.K29])" office:value-type="currency" office:currency="GBP" office:value="0.333" calcext:value-type="currency">
            <text:p>£0.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80k (0805)</text:p>
          </table:table-cell>
          <table:table-cell office:value-type="string" calcext:value-type="string">
            <text:p>MCWF08R6803BTL</text:p>
          </table:table-cell>
          <table:table-cell office:value-type="float" office:value="2337965" calcext:value-type="float">
            <text:p>2337965</text:p>
          </table:table-cell>
          <table:table-cell/>
          <table:table-cell office:value-type="string" calcext:value-type="string">
            <text:p>https://www.farnell.com/datasheets/2860647.pdf</text:p>
          </table:table-cell>
          <table:table-cell office:value-type="currency" office:currency="GBP" office:value="0.162" calcext:value-type="currency">
            <text:p>£0.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I30]*MAX([.J30];[.K30])" office:value-type="currency" office:currency="GBP" office:value="2.43" calcext:value-type="currency">
            <text:p>£2.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60k (0805)</text:p>
          </table:table-cell>
          <table:table-cell office:value-type="string" calcext:value-type="string">
            <text:p>MCWF08R5603BTL</text:p>
          </table:table-cell>
          <table:table-cell office:value-type="float" office:value="2337914" calcext:value-type="float">
            <text:p>2337914</text:p>
          </table:table-cell>
          <table:table-cell/>
          <table:table-cell office:value-type="string" calcext:value-type="string">
            <text:p>https://www.farnell.com/datasheets/2860647.pdf</text:p>
          </table:table-cell>
          <table:table-cell office:value-type="currency" office:currency="GBP" office:value="0.152" calcext:value-type="currency">
            <text:p>£0.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I31]*MAX([.J31];[.K31])" office:value-type="currency" office:currency="GBP" office:value="1.52" calcext:value-type="currency">
            <text:p>£1.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0k</text:p>
          </table:table-cell>
          <table:table-cell office:value-type="string" calcext:value-type="string">
            <text:p>WF06U1003BTL</text:p>
          </table:table-cell>
          <table:table-cell office:value-type="float" office:value="2502938" calcext:value-type="float">
            <text:p>2502938</text:p>
          </table:table-cell>
          <table:table-cell/>
          <table:table-cell office:value-type="string" calcext:value-type="string">
            <text:p>https://www.farnell.com/datasheets/2341550.pdf</text:p>
          </table:table-cell>
          <table:table-cell office:value-type="currency" office:currency="GBP" office:value="0.0677" calcext:value-type="currency">
            <text:p>£0.0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I32]*MAX([.J32];[.K32])" office:value-type="currency" office:currency="GBP" office:value="0.677" calcext:value-type="currency">
            <text:p>£0.6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.1M</text:p>
          </table:table-cell>
          <table:table-cell office:value-type="string" calcext:value-type="string">
            <text:p>MC0063W060315M10</text:p>
          </table:table-cell>
          <table:table-cell office:value-type="float" office:value="2141614" calcext:value-type="float">
            <text:p>2141614</text:p>
          </table:table-cell>
          <table:table-cell/>
          <table:table-cell office:value-type="string" calcext:value-type="string">
            <text:p>https://www.farnell.com/datasheets/1788326.pdf</text:p>
          </table:table-cell>
          <table:table-cell office:value-type="currency" office:currency="GBP" office:value="0.001" calcext:value-type="currency">
            <text:p>£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I33]*MAX([.J33];[.K33])" office:value-type="currency" office:currency="GBP" office:value="0.001" calcext:value-type="currency">
            <text:p>£0.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70k</text:p>
          </table:table-cell>
          <table:table-cell office:value-type="string" calcext:value-type="string">
            <text:p>MCWR06X4703FTL</text:p>
          </table:table-cell>
          <table:table-cell office:value-type="float" office:value="2447373" calcext:value-type="float">
            <text:p>2447373</text:p>
          </table:table-cell>
          <table:table-cell/>
          <table:table-cell office:value-type="string" calcext:value-type="string">
            <text:p>https://www.farnell.com/datasheets/2860681.pdf</text:p>
          </table:table-cell>
          <table:table-cell office:value-type="currency" office:currency="GBP" office:value="0.004" calcext:value-type="currency">
            <text:p>£0.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I34]*MAX([.J34];[.K34])" office:value-type="currency" office:currency="GBP" office:value="0.04" calcext:value-type="currency">
            <text:p>£0.0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7k</text:p>
          </table:table-cell>
          <table:table-cell office:value-type="string" calcext:value-type="string">
            <text:p>CRG0603F47K</text:p>
          </table:table-cell>
          <table:table-cell office:value-type="float" office:value="3399581" calcext:value-type="float">
            <text:p>3399581</text:p>
          </table:table-cell>
          <table:table-cell/>
          <table:table-cell office:value-type="string" calcext:value-type="string">
            <text:p>https://www.farnell.com/datasheets/2790373.pdf</text:p>
          </table:table-cell>
          <table:table-cell office:value-type="currency" office:currency="GBP" office:value="0.003" calcext:value-type="currency">
            <text:p>£0.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I35]*MAX([.J35];[.K35])" office:value-type="currency" office:currency="GBP" office:value="0.03" calcext:value-type="currency">
            <text:p>£0.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.3k</text:p>
          </table:table-cell>
          <table:table-cell office:value-type="string" calcext:value-type="string">
            <text:p>CRG0603F3K3</text:p>
          </table:table-cell>
          <table:table-cell office:value-type="float" office:value="3399579" calcext:value-type="float">
            <text:p>3399579</text:p>
          </table:table-cell>
          <table:table-cell/>
          <table:table-cell office:value-type="string" calcext:value-type="string">
            <text:p>https://www.farnell.com/datasheets/2790373.pdf</text:p>
          </table:table-cell>
          <table:table-cell office:value-type="currency" office:currency="GBP" office:value="0.003" calcext:value-type="currency">
            <text:p>£0.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I36]*MAX([.J36];[.K36])" office:value-type="currency" office:currency="GBP" office:value="0.03" calcext:value-type="currency">
            <text:p>£0.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ermistor</text:p>
          </table:table-cell>
          <table:table-cell office:value-type="string" calcext:value-type="string">
            <text:p>NCU18WF104J60RB</text:p>
          </table:table-cell>
          <table:table-cell office:value-type="float" office:value="3471633" calcext:value-type="float">
            <text:p>3471633</text:p>
          </table:table-cell>
          <table:table-cell/>
          <table:table-cell office:value-type="string" calcext:value-type="string">
            <text:p>https://www.farnell.com/datasheets/3007002.pdf</text:p>
          </table:table-cell>
          <table:table-cell office:value-type="currency" office:currency="GBP" office:value="0.077" calcext:value-type="currency">
            <text:p>£0.0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I37]*MAX([.J37];[.K37])" office:value-type="currency" office:currency="GBP" office:value="0.77" calcext:value-type="currency">
            <text:p>£0.7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p-amp</text:p>
          </table:table-cell>
          <table:table-cell office:value-type="string" calcext:value-type="string">
            <text:p>TLV274DR2G</text:p>
          </table:table-cell>
          <table:table-cell office:value-type="float" office:value="3588895" calcext:value-type="float">
            <text:p>3588895</text:p>
          </table:table-cell>
          <table:table-cell/>
          <table:table-cell office:value-type="string" calcext:value-type="string">
            <text:p>https://www.onsemi.com/pub/Collateral/TLV271-D.PDF</text:p>
          </table:table-cell>
          <table:table-cell office:value-type="currency" office:currency="GBP" office:value="1.02" calcext:value-type="currency">
            <text:p>£1.0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I38]*MAX([.J38];[.K38])" office:value-type="currency" office:currency="GBP" office:value="5.1" calcext:value-type="currency">
            <text:p>£5.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ex Schmitt inverter</text:p>
          </table:table-cell>
          <table:table-cell office:value-type="string" calcext:value-type="string">
            <text:p>HCF40106YM013TR</text:p>
          </table:table-cell>
          <table:table-cell office:value-type="float" office:value="2762696" calcext:value-type="float">
            <text:p>2762696</text:p>
          </table:table-cell>
          <table:table-cell/>
          <table:table-cell office:value-type="string" calcext:value-type="string">
            <text:p>https://www.farnell.com/datasheets/1790272.pdf</text:p>
          </table:table-cell>
          <table:table-cell office:value-type="currency" office:currency="GBP" office:value="0.539" calcext:value-type="currency">
            <text:p>£0.5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I39]*MAX([.J39];[.K39])" office:value-type="currency" office:currency="GBP" office:value="2.695" calcext:value-type="currency">
            <text:p>£2.7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mparator</text:p>
          </table:table-cell>
          <table:table-cell office:value-type="string" calcext:value-type="string">
            <text:p>LM339DR2G</text:p>
          </table:table-cell>
          <table:table-cell office:value-type="float" office:value="1651910" calcext:value-type="float">
            <text:p>1651910</text:p>
          </table:table-cell>
          <table:table-cell/>
          <table:table-cell office:value-type="string" calcext:value-type="string">
            <text:p>https://www.farnell.com/datasheets/2353742.pdf</text:p>
          </table:table-cell>
          <table:table-cell office:value-type="currency" office:currency="GBP" office:value="0.509" calcext:value-type="currency">
            <text:p>£0.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I40]*MAX([.J40];[.K40])" office:value-type="currency" office:currency="GBP" office:value="2.545" calcext:value-type="currency">
            <text:p>£2.5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lip-flop</text:p>
          </table:table-cell>
          <table:table-cell office:value-type="string" calcext:value-type="string">
            <text:p>CD4013BM96G4</text:p>
          </table:table-cell>
          <table:table-cell office:value-type="float" office:value="3119949" calcext:value-type="float">
            <text:p>3119949</text:p>
          </table:table-cell>
          <table:table-cell table:number-columns-repeated="2"/>
          <table:table-cell office:value-type="currency" office:currency="GBP" office:value="0.55" calcext:value-type="currency">
            <text:p>£0.5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I41]*MAX([.J41];[.K41])" office:value-type="currency" office:currency="GBP" office:value="0.55" calcext:value-type="currency">
            <text:p>£0.5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R gate</text:p>
          </table:table-cell>
          <table:table-cell office:value-type="string" calcext:value-type="string">
            <text:p>MC14001BDR2G</text:p>
          </table:table-cell>
          <table:table-cell office:value-type="float" office:value="2845039" calcext:value-type="float">
            <text:p>2845039</text:p>
          </table:table-cell>
          <table:table-cell/>
          <table:table-cell office:value-type="string" calcext:value-type="string">
            <text:p>https://www.farnell.com/datasheets/1878535.pdf</text:p>
          </table:table-cell>
          <table:table-cell office:value-type="currency" office:currency="GBP" office:value="0.456" calcext:value-type="currency">
            <text:p>£0.4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I42]*MAX([.J42];[.K42])" office:value-type="currency" office:currency="GBP" office:value="2.28" calcext:value-type="currency">
            <text:p>£2.28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SUM([.L6:.L42])" office:value-type="currency" office:currency="GBP" office:value="53.237" calcext:value-type="currency">
            <text:p>£53.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2">00/00/0000</text:date>, <text:time style:data-style-name="N2" text:time-value="11:31:09.1332643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2T10:12:32.723238538</meta:creation-date>
    <dc:date>2022-02-02T15:59:57.098456948</dc:date>
    <meta:editing-duration>PT2H22M44S</meta:editing-duration>
    <meta:editing-cycles>31</meta:editing-cycles>
    <meta:generator>LibreOffice/7.1.8.1$Linux_X86_64 LibreOffice_project/10$Build-1</meta:generator>
    <meta:document-statistic meta:table-count="1" meta:cell-count="304" meta:object-count="0"/>
  </office:meta>
</office:document-meta>
</file>